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34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67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Party name</text:p>
          </table:table-cell>
          <table:table-cell table:style-name="ce1" office:value-type="string" calcext:value-type="string">
            <text:p>Allianc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elugu Desam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haratiya Janata Party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uvajana Sramika Rythu Congress Party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nasena Party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om Gana Parishad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an National Congress</text:p>
          </table:table-cell>
          <table:table-cell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ed Peoples Party, Liberal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nist Party of India <text:s/>(Marxist-Leninist) <text:s/>(Liberation)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shtriya Janata Dal</text:p>
          </table:table-cell>
          <table:table-cell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nata Dal <text:s/>(United)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ndustani Awam Morcha (Secular)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k Janshakti Party(Ram Vilas)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nata Dal <text:s/>(Secular)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nist Party of India <text:s/>(Marxist)</text:p>
          </table:table-cell>
          <table:table-cell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olutionary Socialist Party</text:p>
          </table:table-cell>
          <table:table-cell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rala Congress</text:p>
          </table:table-cell>
          <table:table-cell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an Union Muslim League</text:p>
          </table:table-cell>
          <table:table-cell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ionalist Congress Party <text:s/>Sharadchandra Pawar</text:p>
          </table:table-cell>
          <table:table-cell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v Sena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v Sena (Uddhav Balasaheb Thackrey)</text:p>
          </table:table-cell>
          <table:table-cell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ionalist Congress Party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ce of the People Party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ram Peoples Movement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m Aadmi Party</text:p>
          </table:table-cell>
          <table:table-cell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romani Akali Dal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harat Adivasi Party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shtriya Loktantrik Party</text:p>
          </table:table-cell>
          <table:table-cell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kkim Krantikari Morcha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vida Munnetra Kazhagam</text:p>
          </table:table-cell>
          <table:table-cell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uthalai Chiruthaigal Katchi</text:p>
          </table:table-cell>
          <table:table-cell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nist Party of India</text:p>
          </table:table-cell>
          <table:table-cell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umalarchi Dravida Munnetra Kazhagam</text:p>
          </table:table-cell>
          <table:table-cell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ajwadi Party</text:p>
          </table:table-cell>
          <table:table-cell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shtriya Lok Dal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na Dal (Soneylal)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zad Samaj Party (Kanshi Ram)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 India Trinamool Congress</text:p>
          </table:table-cell>
          <table:table-cell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harkhand Mukti Morcha</text:p>
          </table:table-cell>
          <table:table-cell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SU Party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 India Majlis-E-Ittehadul Muslimeen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mmu &amp; Kashmir National Conference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 India United Democratic Front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am Jatiya Parishad</text:p>
          </table:table-cell>
          <table:table-cell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oland Peoples Front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kassheel Insaan Party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rala Congress <text:s/>(M)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hujan Samaj Party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shtriya Samaj Paksha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ga Peoples Front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ional People's Party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zo National Front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ionalist Democratic Progressive Party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ju Janata Dal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tizen Action Party-Sikkim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 India Anna Dravida Munnetra Kazhagam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iya Murpokku Dravida Kazhagam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tali Makkal Katchi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ma Makkal Munnettra Kazagam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heldev Bharatiya Samaj Party</text:p>
          </table:table-cell>
          <table:table-cell office:value-type="string" calcext:value-type="string">
            <text:p>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harat Rashtra Samithi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mmu &amp; Kashmir Peoples Democratic Party</text:p>
          </table:table-cell>
          <table:table-cell office:value-type="string" calcext:value-type="string">
            <text:p>Independent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6-05T18:17:20</meta:creation-date>
    <meta:initial-creator>Kahaan Darji</meta:initial-creator>
    <dc:language>en-IN</dc:language>
    <dc:date>2024-07-16T16:57:20.361000000</dc:date>
    <meta:editing-cycles>2</meta:editing-cycles>
    <meta:editing-duration>PT7M34S</meta:editing-duration>
    <meta:generator>LibreOffice/7.2.0.4$Windows_X86_64 LibreOffice_project/9a9c6381e3f7a62afc1329bd359cc48accb6435b</meta:generator>
    <meta:document-statistic meta:table-count="1" meta:cell-count="126" meta:object-count="0"/>
    <meta:user-defined meta:name="AppVersion">15.0000</meta:user-defined>
  </office:meta>
</office:document-meta>
</file>